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style>
    <style:style style:name="P3" style:family="paragraph" style:parent-style-name="Text_20_body" style:list-style-name="L1"/>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
      <style:paragraph-properties fo:margin-top="0cm" fo:margin-bottom="0cm"/>
    </style:style>
    <style:style style:name="P11" style:family="paragraph" style:parent-style-name="Text_20_body" style:list-style-name="L10">
      <style:paragraph-properties fo:margin-top="0cm" fo:margin-bottom="0cm"/>
    </style:style>
    <style:style style:name="P12" style:family="paragraph" style:parent-style-name="Text_20_body" style:list-style-name="L11">
      <style:paragraph-properties fo:margin-top="0cm" fo:margin-bottom="0cm"/>
    </style:style>
    <style:style style:name="P13" style:family="paragraph" style:parent-style-name="Text_20_body" style:list-style-name="L12">
      <style:paragraph-properties fo:margin-top="0cm" fo:margin-bottom="0cm"/>
    </style:style>
    <style:style style:name="P14" style:family="paragraph" style:parent-style-name="Text_20_body">
      <style:paragraph-properties fo:margin-left="0cm" fo:margin-right="0cm" fo:text-indent="0cm" style:auto-text-indent="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MARC XML Design Considerations</text:h>
      <text:p text:style-name="Text_20_body">The Library of Congress' Network Development and MARC Standards Office is developing a <text:a xlink:type="simple" xlink:href="http://www.loc.gov/standards/marcxml/marcxml-architecture.html">framework</text:a> for working with MARC data in a XML environment. This framework is intended to be flexible and extensible to allow users to work with MARC data in ways specific to their needs. The framework will contain many components such as schemas, stylesheets, and software tools developed and maintained by the Library of Congress. </text:p>
      <text:p text:style-name="P2">Simple and Flexible MARC XML Schema</text:p>
      <text:p text:style-name="Text_20_body">The core of the MARC XML framework is a simple XML schema which contains MARC data. This base schema output can be used where full MARC records are needed or act as a "bus" to enable MARC data records to go through further transformations such as toDublin Core and/or processes such as validation. The MARC XML schema will not need to be edited to reflect minor changes to MARC21. The schema retains the semantics of MARC.</text:p>
      <text:p text:style-name="Text_20_body">All control fields, including the leader are treated as a data string. Fields are treated as elements with the tag as an attribute and indicators treated as attributes. Subfields are treated as subelements with the subfield code as an attribute.</text:p>
      <text:p text:style-name="P2">Lossless Conversion of MARC to XML</text:p>
      <text:p text:style-name="Text_20_body">All of the essential data in a MARC record is converted and expressed in XML. MARC structrual elements, such as the length of field and starting position of field data in directory entries are not needed in the XML record. Leader data positions not needed in the XML environment are retained as place holders or carried as blanks.</text:p>
      <text:p text:style-name="P2">Roundtripability from XML back to MARC</text:p>
      <text:p text:style-name="Text_20_body">As a consequence of the lossless conversion from MARC (2709), information in a MARC XML record enables recreation of a MARC (2709) record without loss of data. A MARC (2709) record can also be created without data loss from MARC XML records.</text:p>
      <text:p text:style-name="P2">Data Presentation</text:p>
      <text:p text:style-name="Text_20_body">Once MARC data has been converted to XML, data presentation is possible by writing a XML stylesheet to select the MARC elements to be displayed and to apply the appropriate markup.</text:p>
      <text:p text:style-name="P2">MARC Editing</text:p>
      <text:p text:style-name="Text_20_body">Some single or batch updates such as adding, updating, or deleting a field to a MARC record can be accomplished with simple XML transformations</text:p>
      <text:p text:style-name="P2">Data Conversion</text:p>
      <text:p text:style-name="Text_20_body">Most data conversions can be written as XML transformations. For more complex transformations of the data, software tools which read MARC XML can be written. </text:p>
      <text:p text:style-name="P2">Validation of MARC data</text:p>
      <text:p text:style-name="Text_20_body">Validation with this schema is accomplished via a software tool. This software, external to the schema, will provide three possible levels of validation:</text:p>
      <text:list xml:id="list42455388" text:style-name="L1">
        <text:list-item>
          <text:p text:style-name="P10">Basic XML validation according to the MARC XML Schema </text:p>
        </text:list-item>
        <text:list-item>
          <text:p text:style-name="P10">Validation of MARC21 tagging (field and subfield) </text:p>
        </text:list-item>
        <text:list-item>
          <text:p text:style-name="P3">Validation of MARC record content, e.g., coded values, dates, and times. </text:p>
        </text:list-item>
      </text:list>
      <text:p text:style-name="P14"><text:span text:style-name="T1"><text:tab/>Extensiblity</text:span> </text:p>
      <text:p text:style-name="Text_20_body">By using XML as the structure for MARC records, users of the MARC in the XML framework can more easily write their own tools to consume, manipulate, and convert MARC data.</text:p>
      <text:p text:style-name="Text_20_body"><text:soft-page-break/></text:p>
      <text:h text:style-name="Heading_20_4" text:outline-level="4">MARC XML Architecture</text:h>
      <text:p text:style-name="Text_20_body">The Library of Congress' Network Development and MARC Standards Office is developing a framework for working with MARC data in an XML environment. This framework is intended to be flexible and extensible to allow users to work with MARC data in ways specific to their needs. The framework will contain many components such as schemas, stylesheets, and software tools developed and maintained by the Library of Congress. </text:p>
      <text:p text:style-name="Text_20_body"><draw:frame draw:style-name="fr1" draw:name="Графический объект1" text:anchor-type="as-char" svg:width="14.975cm" svg:height="8.096cm" draw:z-index="0"><draw:image xlink:href="http://www.loc.gov/standards/marcxml/images/marcxml-architecture.gif" xlink:type="simple" xlink:show="embed" xlink:actuate="onLoad"/><svg:title>MARC XML Architure</svg:title></draw:frame> </text:p>
      <text:p text:style-name="Text_20_body">MARC 21 (2709) to/from MARC 21 (XML) Conversion</text:p>
      <text:list xml:id="list42467119" text:style-name="L8">
        <text:list-item>
          <text:p text:style-name="P4">These tools convert MARC data between MARC (2709) and MARC (XML) structures. The conversion is lossless. </text:p>
        </text:list-item>
      </text:list>
      <text:p text:style-name="Text_20_body">MARC XML Bus</text:p>
      <text:list xml:id="list42465120" text:style-name="L9">
        <text:list-item>
          <text:p text:style-name="P5">The core piece of the MARC XML framework is the simple and flexible MARC XML schema that can carry MARC data and provides a common format for writing MARC XML Consumers </text:p>
        </text:list-item>
      </text:list>
      <text:p text:style-name="Text_20_body">MARC XML Consumers</text:p>
      <text:list xml:id="list42475260" text:style-name="L10">
        <text:list-header>
          <text:p text:style-name="P6">MARC XML records may be used in "native" MARC XML form. Otherwise, the consumers of MARC XML records tend to fall into three categories: transformation, presentation, and analysis. </text:p>
        </text:list-header>
        <text:list-item>
          <text:p text:style-name="P11">Transformation is the conversion between MARC XML and other metadata formats. </text:p>
        </text:list-item>
        <text:list-item>
          <text:p text:style-name="P11">Presentation is the display and/or mark up of MARC data into some readable form. </text:p>
        </text:list-item>
        <text:list-item>
          <text:p text:style-name="P6">Analysis is the processing of MARC data to produce analytical output such as validation. </text:p>
        </text:list-item>
      </text:list>
      <text:h text:style-name="Heading_20_1" text:outline-level="1">MARC XML: Uses and Features</text:h>
      <text:p text:style-name="Text_20_body">The Library of Congress' Network Development and MARC Standards Office is developing a <text:a xlink:type="simple" xlink:href="http://www.loc.gov/standards/marcxml/marcxml-architecture.html">framework</text:a> for working with MARC data in a XML environment. This framework is intended to be flexible and extensible to allow users to work with MARC data in ways specific to their needs. The framework will contain many components such as schemas, stylesheets, and software tools developed and maintained by the Library of Congress. </text:p>
      <text:p text:style-name="P2"><text:soft-page-break/>1. Uses</text:p>
      <text:p text:style-name="Text_20_body">MARC XML could potentially be used as follows:</text:p>
      <text:list xml:id="list42459469" text:style-name="L11">
        <text:list-item>
          <text:p text:style-name="P12">for representing a complete MARC record in XML </text:p>
        </text:list-item>
        <text:list-item>
          <text:p text:style-name="P12">as an extension schema to <text:a xlink:type="simple" xlink:href="http://www.loc.gov/mets/">METS</text:a> (Metadata Encoding and Transmission Standard) </text:p>
        </text:list-item>
        <text:list-item>
          <text:p text:style-name="P12">to represent metadata for OAI harvesting </text:p>
        </text:list-item>
        <text:list-item>
          <text:p text:style-name="P12">for original resource description in XML syntax </text:p>
        </text:list-item>
        <text:list-item>
          <text:p text:style-name="P7">for metadata in XML that may be packaged with an electronic resource </text:p>
        </text:list-item>
      </text:list>
      <text:p text:style-name="P2">2. Advantages of MARC XML</text:p>
      <text:p text:style-name="Text_20_body">Some MARC XML advantages are:</text:p>
      <text:list xml:id="list42463710" text:style-name="L12">
        <text:list-item>
          <text:p text:style-name="P13">The schema supports all MARC encoded data regardless of format </text:p>
        </text:list-item>
        <text:list-item>
          <text:p text:style-name="P8">The MARC XML framework is a component-oriented, extensible architecture allowing users to plug and play different software pieces to build custom solutions </text:p>
        </text:list-item>
      </text:list>
      <text:p text:style-name="P2">4. Limitations of MARC XML</text:p>
      <text:list xml:id="list42463439" text:style-name="L13">
        <text:list-item>
          <text:p text:style-name="P9">MARC Validations is not enforced by the schema but by external software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5T22:36:12.73</meta:creation-date>
    <meta:document-statistic meta:table-count="0" meta:image-count="1" meta:object-count="0" meta:page-count="3" meta:paragraph-count="49" meta:word-count="877" meta:character-count="5249"/>
    <dc:date>2009-06-05T22:36:34.23</dc:date>
    <meta:editing-duration>PT00H00M21S</meta:editing-duration>
    <meta:editing-cycles>1</meta:editing-cycles>
    <meta:generator>OpenOffice.org/3.0$Win32 OpenOffice.org_project/300m9$Build-9358</meta:generator>
  </office:meta>
</office:document-meta>
</file>